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table:number-columns-repeated="3"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05">
            <text:p>1.505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4">
            <text:p>1.554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25">
            <text:p>1.6125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5">
            <text:p>1.88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table:number-columns-repeated="3"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3"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table:number-columns-repeated="3"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06">
            <text:p>1.606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table:number-columns-repeated="3"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table:number-columns-repeated="3"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029">
            <text:p>20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table:number-columns-repeated="3"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096">
            <text:p>3096</text:p>
          </table:table-cell>
          <table:table-cell table:number-columns-repeated="3"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table:number-columns-repeated="3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5625">
            <text:p>1.562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87333333333333">
            <text:p>1.8733333333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table:number-columns-repeated="3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173">
            <text:p>2173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table:number-columns-repeated="3"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3" office:value-type="float" office:value="1">
            <text:p>1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table:number-columns-repeated="3"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table:number-columns-repeated="3"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table:number-columns-repeated="3"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142857142857">
            <text:p>1.6614285714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666666666667">
            <text:p>1.5666666667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3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table:number-columns-repeated="3"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2194">
            <text:p>2194</text:p>
          </table:table-cell>
          <table:table-cell table:number-columns-repeated="3"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table:number-columns-repeated="3"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table:number-columns-repeated="3"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82">
            <text:p>318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65">
            <text:p>1.865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65">
            <text:p>1.86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table:number-columns-repeated="3"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718">
            <text:p>1.718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3"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666666666667">
            <text:p>1.8166666667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table:number-columns-repeated="3"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table:number-columns-repeated="3"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table:number-columns-repeated="3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487">
            <text:p>2487</text:p>
          </table:table-cell>
          <table:table-cell table:number-columns-repeated="3"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table:number-columns-repeated="3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table:number-columns-repeated="3"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3"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683">
            <text:p>2683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table:number-columns-repeated="3" office:value-type="float" office:value="1">
            <text:p>1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table:number-columns-repeated="3"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table:number-columns-repeated="3"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3"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480">
            <text:p>2480</text:p>
          </table:table-cell>
          <table:table-cell table:number-columns-repeated="3"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table:number-columns-repeated="3"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table:number-columns-repeated="3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table:number-columns-repeated="3"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183">
            <text:p>2183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14">
            <text:p>30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3"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table:number-columns-repeated="3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941176470588235">
            <text:p>0.9411764706</text:p>
          </table:table-cell>
          <table:table-cell office:value-type="float" office:value="1.71941176470588">
            <text:p>1.7194117647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72222222222222">
            <text:p>1.7222222222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88888888888889">
            <text:p>0.8888888889</text:p>
          </table:table-cell>
          <table:table-cell office:value-type="float" office:value="1.67222222222222">
            <text:p>1.6722222222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882352941176471">
            <text:p>0.8823529412</text:p>
          </table:table-cell>
          <table:table-cell office:value-type="float" office:value="1.70705882352941">
            <text:p>1.707058823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58125">
            <text:p>1.5812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68285714285714">
            <text:p>1.6828571429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79142857142857">
            <text:p>1.7914285714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4357142857143">
            <text:p>1.6435714286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71428571428571">
            <text:p>1.7142857143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68571428571429">
            <text:p>1.6857142857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9285714285714">
            <text:p>1.6928571429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3571428571429">
            <text:p>1.6357142857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46153846153846">
            <text:p>0.8461538462</text:p>
          </table:table-cell>
          <table:table-cell office:value-type="float" office:value="1.72538461538462">
            <text:p>1.7253846154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1.68230769230769">
            <text:p>1.6823076923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7583333333333">
            <text:p>1.6758333333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1166666666667">
            <text:p>1.6116666667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1083333333333">
            <text:p>1.7108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8833333333333">
            <text:p>1.6883333333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0833333333333">
            <text:p>1.708333333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57833333333333">
            <text:p>1.5783333333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84333333333333">
            <text:p>1.8433333333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70636363636364">
            <text:p>1.7063636364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64727272727273">
            <text:p>1.6472727273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60272727272727">
            <text:p>1.6027272727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70636363636364">
            <text:p>1.7063636364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63090909090909">
            <text:p>1.6309090909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76727272727273">
            <text:p>1.7672727273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818181818181818">
            <text:p>0.8181818182</text:p>
          </table:table-cell>
          <table:table-cell office:value-type="float" office:value="1.68090909090909">
            <text:p>1.6809090909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8125">
            <text:p>0.8125</text:p>
          </table:table-cell>
          <table:table-cell office:value-type="float" office:value="1.658125">
            <text:p>1.65812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802">
            <text:p>1.80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82">
            <text:p>1.782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34">
            <text:p>1.63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33">
            <text:p>1.633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54">
            <text:p>1.654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82">
            <text:p>1.682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69">
            <text:p>1.669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02">
            <text:p>1.802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62928571428571">
            <text:p>1.6292857143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75642857142857">
            <text:p>1.7564285714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72571428571429">
            <text:p>1.7257142857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85714285714286">
            <text:p>0.7857142857</text:p>
          </table:table-cell>
          <table:table-cell office:value-type="float" office:value="1.74142857142857">
            <text:p>1.7414285714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6111111111111">
            <text:p>1.6611111111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84222222222222">
            <text:p>1.8422222222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68777777777778">
            <text:p>1.6877777778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68076923076923">
            <text:p>1.6807692308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8692307692308">
            <text:p>1.6869230769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9923076923077">
            <text:p>1.6992307692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4923076923077">
            <text:p>1.6492307692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65538461538462">
            <text:p>1.6553846154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764705882352941">
            <text:p>0.7647058824</text:p>
          </table:table-cell>
          <table:table-cell office:value-type="float" office:value="1.66882352941176">
            <text:p>1.6688235294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71619047619048">
            <text:p>1.7161904762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61904761904762">
            <text:p>0.7619047619</text:p>
          </table:table-cell>
          <table:table-cell office:value-type="float" office:value="1.72904761904762">
            <text:p>1.729047619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6">
            <text:p>0.76</text:p>
          </table:table-cell>
          <table:table-cell office:value-type="float" office:value="1.7328">
            <text:p>1.7328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753246753246753">
            <text:p>0.7532467532</text:p>
          </table:table-cell>
          <table:table-cell office:value-type="float" office:value="1.73272727272727">
            <text:p>1.7327272727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625">
            <text:p>1.7562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458333333333">
            <text:p>1.6945833333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5875">
            <text:p>1.65875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0833333333333">
            <text:p>1.7083333333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7125">
            <text:p>1.7712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583333333333">
            <text:p>1.6858333333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6375">
            <text:p>1.6637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875">
            <text:p>1.68875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075">
            <text:p>1.6075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9025">
            <text:p>1.902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8575">
            <text:p>1.8575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740740740740741">
            <text:p>0.7407407407</text:p>
          </table:table-cell>
          <table:table-cell office:value-type="float" office:value="1.75888888888889">
            <text:p>1.7588888889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739130434782609">
            <text:p>0.7391304348</text:p>
          </table:table-cell>
          <table:table-cell office:value-type="float" office:value="1.71086956521739">
            <text:p>1.7108695652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64105263157895">
            <text:p>1.6410526316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70421052631579">
            <text:p>1.7042105263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736842105263158">
            <text:p>0.736842105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68266666666667">
            <text:p>1.6826666667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8727272727273">
            <text:p>1.6872727273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7818181818182">
            <text:p>1.7781818182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1636363636364">
            <text:p>1.716363636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2363636363636">
            <text:p>1.7236363636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4636363636364">
            <text:p>1.7463636364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5636363636364">
            <text:p>1.6563636364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5090909090909">
            <text:p>1.6509090909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1.67944444444444">
            <text:p>1.6794444444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2093023255814">
            <text:p>0.7209302326</text:p>
          </table:table-cell>
          <table:table-cell office:value-type="float" office:value="1.69813953488372">
            <text:p>1.6981395349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2093023255814">
            <text:p>0.7209302326</text:p>
          </table:table-cell>
          <table:table-cell office:value-type="float" office:value="1.68953488372093">
            <text:p>1.6895348837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2142857142857">
            <text:p>1.6214285714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58714285714286">
            <text:p>1.5871428571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5761904761905">
            <text:p>1.6576190476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7714285714286">
            <text:p>1.7771428571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5428571428571">
            <text:p>1.6542857143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1071428571429">
            <text:p>1.7107142857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7214285714286">
            <text:p>1.7721428571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0214285714286">
            <text:p>1.7021428571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6142857142857">
            <text:p>1.7614285714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1285714285714">
            <text:p>1.7128571429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4285714285714">
            <text:p>1.6428571429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9142857142857">
            <text:p>1.6914285714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0285714285714">
            <text:p>1.7028571429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9428571428571">
            <text:p>1.794285714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8857142857143">
            <text:p>1.6885714286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5571428571429">
            <text:p>1.7557142857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9571428571429">
            <text:p>1.695714285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6142857142857">
            <text:p>1.7614285714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5428571428571">
            <text:p>1.654285714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7571428571429">
            <text:p>1.6757142857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5285714285714">
            <text:p>1.7528571429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3571428571429">
            <text:p>1.6357142857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72416666666667">
            <text:p>1.7241666667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67352941176471">
            <text:p>1.6735294118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64529411764706">
            <text:p>1.6452941176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03703703703704">
            <text:p>0.7037037037</text:p>
          </table:table-cell>
          <table:table-cell office:value-type="float" office:value="1.74074074074074">
            <text:p>1.7407407407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602">
            <text:p>1.6602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76">
            <text:p>1.776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16">
            <text:p>1.616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68">
            <text:p>1.668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801">
            <text:p>1.801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43">
            <text:p>1.743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11">
            <text:p>1.711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31">
            <text:p>1.731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96969696969697">
            <text:p>0.696969697</text:p>
          </table:table-cell>
          <table:table-cell office:value-type="float" office:value="1.71727272727273">
            <text:p>1.7172727273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80434782608696">
            <text:p>1.8043478261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68217391304348">
            <text:p>1.682173913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95652173913043">
            <text:p>0.6956521739</text:p>
          </table:table-cell>
          <table:table-cell office:value-type="float" office:value="1.6604347826087">
            <text:p>1.6604347826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93333333333333">
            <text:p>0.6933333333</text:p>
          </table:table-cell>
          <table:table-cell office:value-type="float" office:value="1.69573333333333">
            <text:p>1.6957333333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81923076923077">
            <text:p>1.8192307692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70692307692308">
            <text:p>1.7069230769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9769230769231">
            <text:p>1.6976923077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69323076923077">
            <text:p>1.6932307692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71307692307692">
            <text:p>1.7130769231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709375">
            <text:p>1.709375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740625">
            <text:p>1.74062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4125">
            <text:p>1.6412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86567164179104">
            <text:p>0.6865671642</text:p>
          </table:table-cell>
          <table:table-cell office:value-type="float" office:value="1.6834328358209">
            <text:p>1.6834328358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85714285714286">
            <text:p>0.6857142857</text:p>
          </table:table-cell>
          <table:table-cell office:value-type="float" office:value="1.66228571428571">
            <text:p>1.6622857143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64368421052632">
            <text:p>1.643684210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76947368421053">
            <text:p>1.7694736842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73684210526316">
            <text:p>1.7368421053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68157894736842">
            <text:p>1.6815789474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68210526315789">
            <text:p>1.6821052632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82539682539683">
            <text:p>0.6825396825</text:p>
          </table:table-cell>
          <table:table-cell office:value-type="float" office:value="1.69428571428571">
            <text:p>1.6942857143</text:p>
          </table:table-cell>
        </table:table-row>
        <table:table-row table:style-name="ro2" table:visibility="filter">
          <table:table-cell office:value-type="float" office:value="3306">
            <text:p>330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79340909090909">
            <text:p>1.7934090909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71939393939394">
            <text:p>1.7193939394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1.7056">
            <text:p>1.7056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1.7044">
            <text:p>1.7044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75675675675676">
            <text:p>0.6756756757</text:p>
          </table:table-cell>
          <table:table-cell office:value-type="float" office:value="1.66972972972973">
            <text:p>1.6697297297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74418604651163">
            <text:p>0.674418604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571428571429">
            <text:p>1.6557142857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190476190476">
            <text:p>1.7419047619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888888888889">
            <text:p>1.6488888889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888888888889">
            <text:p>1.7688888889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555555555556">
            <text:p>1.7255555556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888888888889">
            <text:p>1.6688888889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333333333333">
            <text:p>1.623333333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583333333333">
            <text:p>1.7658333333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428571428571">
            <text:p>1.6942857143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016666666667">
            <text:p>1.7201666667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833333333333">
            <text:p>1.6983333333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583333333333">
            <text:p>1.7258333333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0583333333333">
            <text:p>1.6058333333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5333333333333">
            <text:p>1.853333333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4333333333333">
            <text:p>1.8433333333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5777777777778">
            <text:p>1.5577777778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444444444444">
            <text:p>1.6644444444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111111111111">
            <text:p>1.7511111111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555555555556">
            <text:p>1.7555555556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125">
            <text:p>1.6612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266666666667">
            <text:p>1.7326666667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952380952381">
            <text:p>1.6695238095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625">
            <text:p>1.7062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9583333333333">
            <text:p>1.7958333333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8833333333333">
            <text:p>1.7883333333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3666666666667">
            <text:p>1.5366666667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222222222222">
            <text:p>1.7022222222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944444444444">
            <text:p>1.659444444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266666666667">
            <text:p>1.6926666667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833333333333">
            <text:p>1.7083333333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833333333333">
            <text:p>1.6383333333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555555555556">
            <text:p>1.6455555556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833333333333">
            <text:p>1.708333333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333333333333">
            <text:p>1.7133333333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833333333333">
            <text:p>1.7383333333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6833333333333">
            <text:p>1.7683333333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266666666667">
            <text:p>1.6626666667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833333333333">
            <text:p>1.6983333333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4666666666667">
            <text:p>1.9466666667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9833333333333">
            <text:p>1.7983333333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4333333333333">
            <text:p>1.8433333333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555555555556">
            <text:p>1.7355555556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555555555556">
            <text:p>1.7955555556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0666666666667">
            <text:p>1.8066666667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833333333333">
            <text:p>1.6783333333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555555555556">
            <text:p>1.6855555556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333333333333">
            <text:p>1.7933333333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8666666666667">
            <text:p>1.8866666667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1333333333333">
            <text:p>1.5133333333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333333333333">
            <text:p>1.7133333333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61971830985916">
            <text:p>0.661971831</text:p>
          </table:table-cell>
          <table:table-cell office:value-type="float" office:value="1.70507042253521">
            <text:p>1.7050704225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660550458715596">
            <text:p>0.6605504587</text:p>
          </table:table-cell>
          <table:table-cell office:value-type="float" office:value="1.70614678899083">
            <text:p>1.706146789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58536585365854">
            <text:p>0.6585365854</text:p>
          </table:table-cell>
          <table:table-cell office:value-type="float" office:value="1.63682926829268">
            <text:p>1.6368292683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5625">
            <text:p>0.65625</text:p>
          </table:table-cell>
          <table:table-cell office:value-type="float" office:value="1.671875">
            <text:p>1.67187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5625">
            <text:p>0.65625</text:p>
          </table:table-cell>
          <table:table-cell office:value-type="float" office:value="1.643125">
            <text:p>1.643125</text:p>
          </table:table-cell>
        </table:table-row>
        <table:table-row table:style-name="ro2" table:visibility="filter">
          <table:table-cell office:value-type="float" office:value="3315">
            <text:p>331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5625">
            <text:p>0.65625</text:p>
          </table:table-cell>
          <table:table-cell office:value-type="float" office:value="1.80125">
            <text:p>1.80125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73586206896552">
            <text:p>1.73586206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71630434782609">
            <text:p>1.7163043478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66565217391304">
            <text:p>1.6656521739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76304347826087">
            <text:p>1.7630434783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651006711409396">
            <text:p>0.6510067114</text:p>
          </table:table-cell>
          <table:table-cell office:value-type="float" office:value="1.72026845637584">
            <text:p>1.7202684564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7195">
            <text:p>1.7195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6705">
            <text:p>1.6705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784">
            <text:p>1.784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642">
            <text:p>1.642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7145">
            <text:p>1.714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6255">
            <text:p>1.6255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648648648648649">
            <text:p>0.6486486486</text:p>
          </table:table-cell>
          <table:table-cell office:value-type="float" office:value="1.7027027027027">
            <text:p>1.7027027027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648">
            <text:p>0.648</text:p>
          </table:table-cell>
          <table:table-cell office:value-type="float" office:value="1.74456">
            <text:p>1.74456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77294117647059">
            <text:p>1.772941176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75647058823529">
            <text:p>1.7564705882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65823529411765">
            <text:p>1.6582352941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68411764705882">
            <text:p>1.6841176471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645569620253165">
            <text:p>0.6455696203</text:p>
          </table:table-cell>
          <table:table-cell office:value-type="float" office:value="1.75772151898734">
            <text:p>1.757721519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72629032258065">
            <text:p>1.7262903226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72866666666667">
            <text:p>1.7286666667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60071428571429">
            <text:p>1.6007142857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70785714285714">
            <text:p>1.7078571429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41025641025641">
            <text:p>0.64102564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639175257731959">
            <text:p>0.6391752577</text:p>
          </table:table-cell>
          <table:table-cell office:value-type="float" office:value="1.75556701030928">
            <text:p>1.7555670103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67234042553191">
            <text:p>1.672340425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68446808510638">
            <text:p>1.6844680851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638297872340426">
            <text:p>0.6382978723</text:p>
          </table:table-cell>
          <table:table-cell office:value-type="float" office:value="1.74021276595745">
            <text:p>1.74021276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0772727272727">
            <text:p>1.7077272727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7090909090909">
            <text:p>1.670909090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81454545454545">
            <text:p>1.8145454545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1818181818182">
            <text:p>1.7181818182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2545454545455">
            <text:p>1.7254545455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635416666666667">
            <text:p>0.6354166667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634615384615385">
            <text:p>0.6346153846</text:p>
          </table:table-cell>
          <table:table-cell office:value-type="float" office:value="1.70653846153846">
            <text:p>1.7065384615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634408602150538">
            <text:p>0.6344086022</text:p>
          </table:table-cell>
          <table:table-cell office:value-type="float" office:value="1.76935483870968">
            <text:p>1.7693548387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34146341463415">
            <text:p>0.6341463415</text:p>
          </table:table-cell>
          <table:table-cell office:value-type="float" office:value="1.64048780487805">
            <text:p>1.6404878049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33802816901409">
            <text:p>0.6338028169</text:p>
          </table:table-cell>
          <table:table-cell office:value-type="float" office:value="1.79676056338028">
            <text:p>1.7967605634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78552631578947">
            <text:p>1.785526315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72526315789474">
            <text:p>1.7252631579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8017543859649">
            <text:p>1.6801754386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72368421052632">
            <text:p>1.7236842105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76473684210526">
            <text:p>1.7647368421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71789473684211">
            <text:p>1.7178947368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.630541871921182">
            <text:p>0.6305418719</text:p>
          </table:table-cell>
          <table:table-cell office:value-type="float" office:value="1.73147783251232">
            <text:p>1.7314778325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65490740740741">
            <text:p>1.6549074074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69851851851852">
            <text:p>1.6985185185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66037037037037">
            <text:p>1.6603703704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74037037037037">
            <text:p>1.7403703704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628205128205128">
            <text:p>0.6282051282</text:p>
          </table:table-cell>
          <table:table-cell office:value-type="float" office:value="1.68711538461538">
            <text:p>1.6871153846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27906976744186">
            <text:p>0.6279069767</text:p>
          </table:table-cell>
          <table:table-cell office:value-type="float" office:value="1.72511627906977">
            <text:p>1.7251162791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627450980392157">
            <text:p>0.6274509804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627118644067797">
            <text:p>0.6271186441</text:p>
          </table:table-cell>
          <table:table-cell office:value-type="float" office:value="1.69169491525424">
            <text:p>1.6916949153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9575">
            <text:p>1.79575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034375">
            <text:p>1.703437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7916666666667">
            <text:p>1.6791666667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0375">
            <text:p>1.70375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8352272727273">
            <text:p>1.6835227273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76875">
            <text:p>1.776875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2770833333333">
            <text:p>1.7277083333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025">
            <text:p>1.71025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1375">
            <text:p>1.7137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2708333333333">
            <text:p>1.7270833333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41875">
            <text:p>1.64187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2125">
            <text:p>1.6212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55375">
            <text:p>1.55375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6875">
            <text:p>1.716875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5625">
            <text:p>1.75625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034375">
            <text:p>1.603437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0875">
            <text:p>1.80875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1125">
            <text:p>1.6112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9375">
            <text:p>1.6937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83625">
            <text:p>1.83625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2625">
            <text:p>1.72625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1375">
            <text:p>1.71375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6886">
            <text:p>1.6886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62">
            <text:p>0.62</text:p>
          </table:table-cell>
          <table:table-cell office:value-type="float" office:value="1.7474">
            <text:p>1.747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6726">
            <text:p>1.6726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744">
            <text:p>1.744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214880952381">
            <text:p>1.7214880952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2095238095238">
            <text:p>1.720952381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69702380952381">
            <text:p>1.6970238095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6595238095238">
            <text:p>1.765952381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71761904761905">
            <text:p>1.7176190476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4142857142857">
            <text:p>1.7414285714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18181818181818">
            <text:p>0.6181818182</text:p>
          </table:table-cell>
          <table:table-cell office:value-type="float" office:value="1.69872727272727">
            <text:p>1.6987272727</text:p>
          </table:table-cell>
        </table:table-row>
        <table:table-row table:style-name="ro2" table:visibility="filter">
          <table:table-cell office:value-type="float" office:value="2631">
            <text:p>263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17647058823529">
            <text:p>0.6176470588</text:p>
          </table:table-cell>
          <table:table-cell office:value-type="float" office:value="1.79176470588235">
            <text:p>1.791764705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17647058823529">
            <text:p>0.6176470588</text:p>
          </table:table-cell>
          <table:table-cell office:value-type="float" office:value="1.64735294117647">
            <text:p>1.6473529412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0.617333333333333">
            <text:p>0.6173333333</text:p>
          </table:table-cell>
          <table:table-cell office:value-type="float" office:value="1.71342666666667">
            <text:p>1.713426666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16666666666667">
            <text:p>0.6166666667</text:p>
          </table:table-cell>
          <table:table-cell office:value-type="float" office:value="1.72066666666667">
            <text:p>1.7206666667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6008547008547">
            <text:p>1.7600854701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85923076923077">
            <text:p>1.8592307692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5461538461538">
            <text:p>1.7546153846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1184615384615">
            <text:p>1.7118461538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6153846153846">
            <text:p>1.7615384615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80461538461538">
            <text:p>1.8046153846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64076923076923">
            <text:p>1.6407692308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7192307692308">
            <text:p>1.6719230769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5538461538462">
            <text:p>1.7553846154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3615384615385">
            <text:p>1.7361538462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0615384615385">
            <text:p>1.7061538462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614035087719298">
            <text:p>0.6140350877</text:p>
          </table:table-cell>
          <table:table-cell office:value-type="float" office:value="1.70736842105263">
            <text:p>1.7073684211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613259668508287">
            <text:p>0.6132596685</text:p>
          </table:table-cell>
          <table:table-cell office:value-type="float" office:value="1.73966850828729">
            <text:p>1.7396685083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1412903225806">
            <text:p>1.7141290323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7091397849462">
            <text:p>1.7709139785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508064516129">
            <text:p>1.7508064516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12903225806452">
            <text:p>0.6129032258</text:p>
          </table:table-cell>
          <table:table-cell office:value-type="float" office:value="1.75161290322581">
            <text:p>1.7516129032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12244897959184">
            <text:p>0.612244898</text:p>
          </table:table-cell>
          <table:table-cell office:value-type="float" office:value="1.71734693877551">
            <text:p>1.7173469388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11940298507463">
            <text:p>0.6119402985</text:p>
          </table:table-cell>
          <table:table-cell office:value-type="float" office:value="1.71731343283582">
            <text:p>1.7173134328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3277777777778">
            <text:p>1.6327777778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9722222222222">
            <text:p>1.6972222222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8722222222222">
            <text:p>1.6872222222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75888888888889">
            <text:p>1.7588888889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71536585365854">
            <text:p>1.7153658537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6819512195122">
            <text:p>1.6819512195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7004347826087">
            <text:p>1.7004347826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07142857142857">
            <text:p>0.6071428571</text:p>
          </table:table-cell>
          <table:table-cell office:value-type="float" office:value="1.65357142857143">
            <text:p>1.6535714286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606060606060606">
            <text:p>0.6060606061</text:p>
          </table:table-cell>
          <table:table-cell office:value-type="float" office:value="1.73772727272727">
            <text:p>1.7377272727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605504587155963">
            <text:p>0.6055045872</text:p>
          </table:table-cell>
          <table:table-cell office:value-type="float" office:value="1.74440366972477">
            <text:p>1.7444036697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604166666666667">
            <text:p>0.6041666667</text:p>
          </table:table-cell>
          <table:table-cell office:value-type="float" office:value="1.74864583333333">
            <text:p>1.7486458333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60377358490566">
            <text:p>0.6037735849</text:p>
          </table:table-cell>
          <table:table-cell office:value-type="float" office:value="1.76792452830189">
            <text:p>1.7679245283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603603603603604">
            <text:p>0.6036036036</text:p>
          </table:table-cell>
          <table:table-cell office:value-type="float" office:value="1.67828828828829">
            <text:p>1.6782882883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601851851851852">
            <text:p>0.6018518519</text:p>
          </table:table-cell>
          <table:table-cell office:value-type="float" office:value="1.72787037037037">
            <text:p>1.7278703704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938">
            <text:p>1.938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32">
            <text:p>1.632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9">
            <text:p>1.719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8">
            <text:p>1.68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863636363636">
            <text:p>1.6886363636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82">
            <text:p>1.782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616">
            <text:p>1.6616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38">
            <text:p>1.838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625">
            <text:p>1.68625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52">
            <text:p>1.752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68">
            <text:p>1.868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81052631579">
            <text:p>1.7081052632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43">
            <text:p>1.743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07">
            <text:p>1.607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77">
            <text:p>1.777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08">
            <text:p>1.608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73">
            <text:p>1.77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36">
            <text:p>1.6936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828571428571">
            <text:p>1.738285714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41">
            <text:p>1.741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82">
            <text:p>1.782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46">
            <text:p>1.746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5945454545455">
            <text:p>1.7594545455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6133333333333">
            <text:p>1.7613333333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47">
            <text:p>1.847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6">
            <text:p>1.656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7">
            <text:p>1.61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1">
            <text:p>1.651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6">
            <text:p>1.706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96">
            <text:p>1.796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133333333333">
            <text:p>1.7313333333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755">
            <text:p>1.675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2">
            <text:p>1.732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2">
            <text:p>1.652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12">
            <text:p>1.812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768">
            <text:p>1.5768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38">
            <text:p>1.838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68">
            <text:p>1.768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48">
            <text:p>1.748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28">
            <text:p>1.628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24">
            <text:p>1.724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24">
            <text:p>1.824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88">
            <text:p>1.588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8">
            <text:p>1.718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52">
            <text:p>1.752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98">
            <text:p>1.798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4">
            <text:p>1.734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24">
            <text:p>1.624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0.599393019726859">
            <text:p>0.5993930197</text:p>
          </table:table-cell>
          <table:table-cell office:value-type="float" office:value="1.70464339908953">
            <text:p>1.7046433991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598726114649682">
            <text:p>0.5987261146</text:p>
          </table:table-cell>
          <table:table-cell office:value-type="float" office:value="1.71114649681529">
            <text:p>1.7111464968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.598360655737705">
            <text:p>0.5983606557</text:p>
          </table:table-cell>
          <table:table-cell office:value-type="float" office:value="1.72508196721311">
            <text:p>1.7250819672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597826086956522">
            <text:p>0.597826087</text:p>
          </table:table-cell>
          <table:table-cell office:value-type="float" office:value="1.68347826086956">
            <text:p>1.6834782609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.597701149425287">
            <text:p>0.5977011494</text:p>
          </table:table-cell>
          <table:table-cell office:value-type="float" office:value="1.69775862068966">
            <text:p>1.6977586207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96153846153846">
            <text:p>0.5961538462</text:p>
          </table:table-cell>
          <table:table-cell office:value-type="float" office:value="1.70230769230769">
            <text:p>1.7023076923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9</text:p>
          </table:table-cell>
          <table:table-cell office:value-type="float" office:value="1.71723404255319">
            <text:p>1.7172340426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.594713656387665">
            <text:p>0.5947136564</text:p>
          </table:table-cell>
          <table:table-cell office:value-type="float" office:value="1.74101321585903">
            <text:p>1.7410132159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94594594594595">
            <text:p>0.5945945946</text:p>
          </table:table-cell>
          <table:table-cell office:value-type="float" office:value="1.76324324324324">
            <text:p>1.7632432432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69594594594595">
            <text:p>1.6959459459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.593939393939394">
            <text:p>0.5939393939</text:p>
          </table:table-cell>
          <table:table-cell office:value-type="float" office:value="1.78715151515152">
            <text:p>1.7871515152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66325">
            <text:p>1.66325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7196875">
            <text:p>1.7196875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593406593406593">
            <text:p>0.5934065934</text:p>
          </table:table-cell>
          <table:table-cell office:value-type="float" office:value="1.69538461538462">
            <text:p>1.6953846154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0.593073593073593">
            <text:p>0.5930735931</text:p>
          </table:table-cell>
          <table:table-cell office:value-type="float" office:value="1.75320346320346">
            <text:p>1.7532034632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92857142857143">
            <text:p>0.5928571429</text:p>
          </table:table-cell>
          <table:table-cell office:value-type="float" office:value="1.64807142857143">
            <text:p>1.6480714286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72654320987654">
            <text:p>1.7265432099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67777777777778">
            <text:p>1.6777777778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71111111111111">
            <text:p>1.7111111111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592105263157895">
            <text:p>0.5921052632</text:p>
          </table:table-cell>
          <table:table-cell office:value-type="float" office:value="1.72256578947368">
            <text:p>1.722565789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71969696969697">
            <text:p>1.7196969697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74227272727273">
            <text:p>1.7422727273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8863636363636">
            <text:p>1.6886363636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5613636363636">
            <text:p>1.6561363636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73025641025641">
            <text:p>1.7302564103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67961538461538">
            <text:p>1.6796153846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0627450980392">
            <text:p>1.7062745098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3490196078431">
            <text:p>1.7349019608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3235294117647">
            <text:p>1.7323529412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65294117647059">
            <text:p>1.6529411765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0529411764706">
            <text:p>1.7052941176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2176470588235">
            <text:p>1.7217647059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</text:p>
          </table:table-cell>
          <table:table-cell office:value-type="float" office:value="1.72586956521739">
            <text:p>1.7258695652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586666666666667">
            <text:p>0.5866666667</text:p>
          </table:table-cell>
          <table:table-cell office:value-type="float" office:value="1.791">
            <text:p>1.791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69206896551724">
            <text:p>1.6920689655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84615384615385">
            <text:p>0.5846153846</text:p>
          </table:table-cell>
          <table:table-cell office:value-type="float" office:value="1.718">
            <text:p>1.718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6583333333333">
            <text:p>1.6658333333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705">
            <text:p>1.670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6916666666667">
            <text:p>1.7691666667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5083333333333">
            <text:p>1.7508333333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1208333333333">
            <text:p>1.7120833333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6083333333333">
            <text:p>1.7608333333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80645161290323">
            <text:p>0.5806451613</text:p>
          </table:table-cell>
          <table:table-cell office:value-type="float" office:value="1.74838709677419">
            <text:p>1.7483870968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80645161290323">
            <text:p>0.5806451613</text:p>
          </table:table-cell>
          <table:table-cell office:value-type="float" office:value="1.66322580645161">
            <text:p>1.663225806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80645161290323">
            <text:p>0.5806451613</text:p>
          </table:table-cell>
          <table:table-cell office:value-type="float" office:value="1.72548387096774">
            <text:p>1.725483871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80645161290323">
            <text:p>0.5806451613</text:p>
          </table:table-cell>
          <table:table-cell office:value-type="float" office:value="1.76451612903226">
            <text:p>1.764516129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80246913580247">
            <text:p>0.5802469136</text:p>
          </table:table-cell>
          <table:table-cell office:value-type="float" office:value="1.78320987654321">
            <text:p>1.783209876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4973684210526">
            <text:p>1.7497368421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6842105263158">
            <text:p>1.6684210526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7421052631579">
            <text:p>1.6742105263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5210526315789">
            <text:p>1.7521052632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80842105263158">
            <text:p>1.8084210526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8526315789474">
            <text:p>1.6852631579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3610526315789">
            <text:p>1.7361052632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2526315789474">
            <text:p>1.7252631579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67894736842105">
            <text:p>1.6789473684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4105263157895">
            <text:p>1.7410526316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83631578947368">
            <text:p>1.8363157895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66263157894737">
            <text:p>1.6626315789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3473684210526">
            <text:p>1.7347368421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2157894736842">
            <text:p>1.7215789474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2789473684211">
            <text:p>1.7278947368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578544061302682">
            <text:p>0.5785440613</text:p>
          </table:table-cell>
          <table:table-cell office:value-type="float" office:value="1.76597701149425">
            <text:p>1.7659770115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77777777777778">
            <text:p>0.5777777778</text:p>
          </table:table-cell>
          <table:table-cell office:value-type="float" office:value="1.73711111111111">
            <text:p>1.7371111111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77777777777778">
            <text:p>0.5777777778</text:p>
          </table:table-cell>
          <table:table-cell office:value-type="float" office:value="1.73888888888889">
            <text:p>1.7388888889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77777777777778">
            <text:p>0.5777777778</text:p>
          </table:table-cell>
          <table:table-cell office:value-type="float" office:value="1.70022222222222">
            <text:p>1.7002222222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577586206896552">
            <text:p>0.5775862069</text:p>
          </table:table-cell>
          <table:table-cell office:value-type="float" office:value="1.74284482758621">
            <text:p>1.7428448276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76923076923077">
            <text:p>0.5769230769</text:p>
          </table:table-cell>
          <table:table-cell office:value-type="float" office:value="1.78038461538462">
            <text:p>1.7803846154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69807692307692">
            <text:p>1.6980769231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72969696969697">
            <text:p>1.7296969697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71444444444444">
            <text:p>1.7144444444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75757575757576">
            <text:p>0.5757575758</text:p>
          </table:table-cell>
          <table:table-cell office:value-type="float" office:value="1.77575757575758">
            <text:p>1.7757575758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64272727272727">
            <text:p>1.6427272727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68454545454545">
            <text:p>1.684545454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69515151515152">
            <text:p>1.6951515152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575471698113208">
            <text:p>0.5754716981</text:p>
          </table:table-cell>
          <table:table-cell office:value-type="float" office:value="1.69924528301887">
            <text:p>1.699245283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575342465753425">
            <text:p>0.5753424658</text:p>
          </table:table-cell>
          <table:table-cell office:value-type="float" office:value="1.69301369863014">
            <text:p>1.6930136986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57516339869281">
            <text:p>0.5751633987</text:p>
          </table:table-cell>
          <table:table-cell office:value-type="float" office:value="1.72052287581699">
            <text:p>1.7205228758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</text:p>
          </table:table-cell>
          <table:table-cell office:value-type="float" office:value="1.7081914893617">
            <text:p>1.7081914894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0.574338085539715">
            <text:p>0.5743380855</text:p>
          </table:table-cell>
          <table:table-cell office:value-type="float" office:value="1.6922199592668">
            <text:p>1.6922199593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73770491803279">
            <text:p>0.5737704918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73770491803279">
            <text:p>0.5737704918</text:p>
          </table:table-cell>
          <table:table-cell office:value-type="float" office:value="1.69737704918033">
            <text:p>1.6973770492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0.573326520183955">
            <text:p>0.5733265202</text:p>
          </table:table-cell>
          <table:table-cell office:value-type="float" office:value="1.68917220235054">
            <text:p>1.6891722024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.572881355932203">
            <text:p>0.5728813559</text:p>
          </table:table-cell>
          <table:table-cell office:value-type="float" office:value="1.74566101694915">
            <text:p>1.7456610169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572413793103448">
            <text:p>0.5724137931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752380952381">
            <text:p>1.6752380952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9707142857143">
            <text:p>1.6970714286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742857142857">
            <text:p>1.7274285714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214285714286">
            <text:p>1.7521428571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0071428571429">
            <text:p>1.8007142857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0857142857143">
            <text:p>1.7085714286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1928571428571">
            <text:p>1.7192857143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571428571428571">
            <text:p>0.5714285714</text:p>
          </table:table-cell>
          <table:table-cell office:value-type="float" office:value="1.67285714285714">
            <text:p>1.6728571429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857142857143">
            <text:p>1.7585714286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7571428571429">
            <text:p>1.775714285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8642857142857">
            <text:p>1.7864285714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6142857142857">
            <text:p>1.7614285714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428571428571">
            <text:p>1.7242857143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7428571428571">
            <text:p>1.6742857143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0142857142857">
            <text:p>1.7014285714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0428571428571">
            <text:p>1.7042857143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142857142857">
            <text:p>1.7514285714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9571428571429">
            <text:p>1.7957142857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714285714286">
            <text:p>1.6871428571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2142857142857">
            <text:p>1.6214285714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1142857142857">
            <text:p>1.8114285714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071428571429">
            <text:p>1.6707142857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0857142857143">
            <text:p>1.6085714286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1714285714286">
            <text:p>1.7171428571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785714285714">
            <text:p>1.6878571429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6642857142857">
            <text:p>1.6664285714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809523809524">
            <text:p>1.7580952381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190476190476">
            <text:p>1.6819047619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6357142857143">
            <text:p>1.6635714286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928571428571">
            <text:p>1.6492857143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028571428571">
            <text:p>1.680285714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2857142857143">
            <text:p>1.6285714286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8857142857143">
            <text:p>1.7885714286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4285714285714">
            <text:p>1.6428571429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0714285714286">
            <text:p>1.8071428571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285714285714">
            <text:p>1.7228571429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8285714285714">
            <text:p>1.7828571429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3714285714286">
            <text:p>1.6371428571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7142857142857">
            <text:p>1.7714285714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6989247311828">
            <text:p>0.5698924731</text:p>
          </table:table-cell>
          <table:table-cell office:value-type="float" office:value="1.71430107526882">
            <text:p>1.7143010753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69230769230769">
            <text:p>0.5692307692</text:p>
          </table:table-cell>
          <table:table-cell office:value-type="float" office:value="1.67430769230769">
            <text:p>1.6743076923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69230769230769">
            <text:p>0.5692307692</text:p>
          </table:table-cell>
          <table:table-cell office:value-type="float" office:value="1.72076923076923">
            <text:p>1.7207692308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568807339449541">
            <text:p>0.5688073394</text:p>
          </table:table-cell>
          <table:table-cell office:value-type="float" office:value="1.70321100917431">
            <text:p>1.7032110092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68627450980392">
            <text:p>0.568627451</text:p>
          </table:table-cell>
          <table:table-cell office:value-type="float" office:value="1.70843137254902">
            <text:p>1.7084313725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68627450980392">
            <text:p>0.568627451</text:p>
          </table:table-cell>
          <table:table-cell office:value-type="float" office:value="1.69196078431373">
            <text:p>1.6919607843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568627450980392">
            <text:p>0.568627451</text:p>
          </table:table-cell>
          <table:table-cell office:value-type="float" office:value="1.73823529411765">
            <text:p>1.7382352941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568181818181818">
            <text:p>0.5681818182</text:p>
          </table:table-cell>
          <table:table-cell office:value-type="float" office:value="1.70393939393939">
            <text:p>1.7039393939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67901234567901">
            <text:p>0.5679012346</text:p>
          </table:table-cell>
          <table:table-cell office:value-type="float" office:value="1.76549382716049">
            <text:p>1.7654938272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67567567567568">
            <text:p>0.5675675676</text:p>
          </table:table-cell>
          <table:table-cell office:value-type="float" office:value="1.66486486486486">
            <text:p>1.6648648649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567567567567568">
            <text:p>0.5675675676</text:p>
          </table:table-cell>
          <table:table-cell office:value-type="float" office:value="1.69527027027027">
            <text:p>1.6952702703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699">
            <text:p>1.699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72166666666667">
            <text:p>1.7216666667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566037735849057">
            <text:p>0.5660377358</text:p>
          </table:table-cell>
          <table:table-cell office:value-type="float" office:value="1.73547169811321">
            <text:p>1.7354716981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0.565749235474006">
            <text:p>0.5657492355</text:p>
          </table:table-cell>
          <table:table-cell office:value-type="float" office:value="1.70697247706422">
            <text:p>1.7069724771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74260869565217">
            <text:p>1.7426086957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3130434782609">
            <text:p>1.6313043478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564814814814815">
            <text:p>0.5648148148</text:p>
          </table:table-cell>
          <table:table-cell office:value-type="float" office:value="1.7562037037037">
            <text:p>1.7562037037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1.69602564102564">
            <text:p>1.696025641</text:p>
          </table:table-cell>
        </table:table-row>
        <table:table-row table:style-name="ro2" table:visibility="filter">
          <table:table-cell office:value-type="float" office:value="2024">
            <text:p>202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564102564102564">
            <text:p>0.5641025641</text:p>
          </table:table-cell>
          <table:table-cell office:value-type="float" office:value="1.76076923076923">
            <text:p>1.7607692308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563829787234043">
            <text:p>0.5638297872</text:p>
          </table:table-cell>
          <table:table-cell office:value-type="float" office:value="1.74340425531915">
            <text:p>1.7434042553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0.563758389261745">
            <text:p>0.5637583893</text:p>
          </table:table-cell>
          <table:table-cell office:value-type="float" office:value="1.81684563758389">
            <text:p>1.8168456376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563106796116505">
            <text:p>0.5631067961</text:p>
          </table:table-cell>
          <table:table-cell office:value-type="float" office:value="1.74174757281553">
            <text:p>1.7417475728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.562874251497006">
            <text:p>0.5628742515</text:p>
          </table:table-cell>
          <table:table-cell office:value-type="float" office:value="1.71844311377246">
            <text:p>1.7184431138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81875">
            <text:p>1.781875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78125">
            <text:p>1.678125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04375">
            <text:p>1.70437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671875">
            <text:p>1.6671875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484375">
            <text:p>1.648437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36875">
            <text:p>1.63687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80625">
            <text:p>1.68062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9125">
            <text:p>1.69125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78125">
            <text:p>1.778125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562130177514793">
            <text:p>0.5621301775</text:p>
          </table:table-cell>
          <table:table-cell office:value-type="float" office:value="1.76230769230769">
            <text:p>1.7623076923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561224489795918">
            <text:p>0.5612244898</text:p>
          </table:table-cell>
          <table:table-cell office:value-type="float" office:value="1.6834693877551">
            <text:p>1.6834693878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70463414634146">
            <text:p>1.7046341463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68670731707317">
            <text:p>1.6867073171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72219512195122">
            <text:p>1.722195122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72329268292683">
            <text:p>1.7232926829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428">
            <text:p>1.7428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7196">
            <text:p>1.7196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616">
            <text:p>1.616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6996">
            <text:p>1.6996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376">
            <text:p>1.7376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559440559440559">
            <text:p>0.5594405594</text:p>
          </table:table-cell>
          <table:table-cell office:value-type="float" office:value="1.74090909090909">
            <text:p>1.7409090909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59322033898305">
            <text:p>0.5593220339</text:p>
          </table:table-cell>
          <table:table-cell office:value-type="float" office:value="1.72152542372881">
            <text:p>1.7215254237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2617647058824">
            <text:p>1.7261764706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6970588235294">
            <text:p>1.7697058824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71953488372093">
            <text:p>1.7195348837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68325581395349">
            <text:p>1.683255814</text:p>
          </table:table-cell>
        </table:table-row>
        <table:table-row table:style-name="ro2" table:visibility="filter">
          <table:table-cell office:value-type="float" office:value="3342">
            <text:p>334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57377049180328">
            <text:p>0.5573770492</text:p>
          </table:table-cell>
          <table:table-cell office:value-type="float" office:value="1.74295081967213">
            <text:p>1.7429508197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57142857142857">
            <text:p>0.5571428571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56962025316456">
            <text:p>0.5569620253</text:p>
          </table:table-cell>
          <table:table-cell office:value-type="float" office:value="1.71759493670886">
            <text:p>1.7175949367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0.556640625">
            <text:p>0.556640625</text:p>
          </table:table-cell>
          <table:table-cell office:value-type="float" office:value="1.745078125">
            <text:p>1.745078125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556521739130435">
            <text:p>0.5565217391</text:p>
          </table:table-cell>
          <table:table-cell office:value-type="float" office:value="1.73130434782609">
            <text:p>1.7313043478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3157407407407">
            <text:p>1.7315740741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6555555555556">
            <text:p>1.7655555556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4777777777778">
            <text:p>1.6477777778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833333333333">
            <text:p>1.7383333333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625">
            <text:p>1.7625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87333333333333">
            <text:p>1.8733333333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8111111111111">
            <text:p>1.6811111111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1083333333333">
            <text:p>1.7108333333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6166666666667">
            <text:p>1.761666666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0277777777778">
            <text:p>1.7027777778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777777777778">
            <text:p>1.7377777778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9722222222222">
            <text:p>1.6972222222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5111111111111">
            <text:p>1.7511111111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2444444444444">
            <text:p>1.6244444444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1111111111111">
            <text:p>1.7111111111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7222222222222">
            <text:p>1.7722222222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1888888888889">
            <text:p>1.7188888889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4888888888889">
            <text:p>1.6488888889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833333333333">
            <text:p>1.6983333333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9555555555556">
            <text:p>1.7955555556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2222222222222">
            <text:p>1.6222222222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3777777777778">
            <text:p>1.7377777778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4777777777778">
            <text:p>1.6477777778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2111111111111">
            <text:p>1.6211111111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5444444444444">
            <text:p>1.6544444444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1166666666667">
            <text:p>1.7116666667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3777777777778">
            <text:p>1.7377777778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8259259259259">
            <text:p>1.7825925926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8888888888889">
            <text:p>1.6888888889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81888888888889">
            <text:p>1.8188888889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554621848739496">
            <text:p>0.5546218487</text:p>
          </table:table-cell>
          <table:table-cell office:value-type="float" office:value="1.73134453781513">
            <text:p>1.7313445378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554347826086957">
            <text:p>0.5543478261</text:p>
          </table:table-cell>
          <table:table-cell office:value-type="float" office:value="1.71815217391304">
            <text:p>1.7181521739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55421686746988">
            <text:p>0.5542168675</text:p>
          </table:table-cell>
          <table:table-cell office:value-type="float" office:value="1.65530120481928">
            <text:p>1.6553012048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553846153846154">
            <text:p>0.5538461538</text:p>
          </table:table-cell>
          <table:table-cell office:value-type="float" office:value="1.69438461538462">
            <text:p>1.6943846154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553719008264463">
            <text:p>0.5537190083</text:p>
          </table:table-cell>
          <table:table-cell office:value-type="float" office:value="1.71537190082645">
            <text:p>1.7153719008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52631578947368">
            <text:p>0.5526315789</text:p>
          </table:table-cell>
          <table:table-cell office:value-type="float" office:value="1.73631578947368">
            <text:p>1.7363157895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0.55187969924812">
            <text:p>0.5518796992</text:p>
          </table:table-cell>
          <table:table-cell office:value-type="float" office:value="1.72796992481203">
            <text:p>1.7279699248</text:p>
          </table:table-cell>
        </table:table-row>
        <table:table-row table:style-name="ro2" table:visibility="filter">
          <table:table-cell office:value-type="float" office:value="2152">
            <text:p>215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1.77965517241379">
            <text:p>1.7796551724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551401869158878">
            <text:p>0.5514018692</text:p>
          </table:table-cell>
          <table:table-cell office:value-type="float" office:value="1.69439252336449">
            <text:p>1.6943925234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0.550847457627119">
            <text:p>0.5508474576</text:p>
          </table:table-cell>
          <table:table-cell office:value-type="float" office:value="1.74491525423729">
            <text:p>1.7449152542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550724637681159">
            <text:p>0.5507246377</text:p>
          </table:table-cell>
          <table:table-cell office:value-type="float" office:value="1.71859903381643">
            <text:p>1.7185990338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550632911392405">
            <text:p>0.5506329114</text:p>
          </table:table-cell>
          <table:table-cell office:value-type="float" office:value="1.74696202531646">
            <text:p>1.7469620253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0.550255536626916">
            <text:p>0.5502555366</text:p>
          </table:table-cell>
          <table:table-cell office:value-type="float" office:value="1.79681431005111">
            <text:p>1.7968143101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73">
            <text:p>1.773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8225">
            <text:p>1.822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7195">
            <text:p>1.719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837">
            <text:p>1.837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505">
            <text:p>1.750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746">
            <text:p>1.746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5891666666667">
            <text:p>1.7589166667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682">
            <text:p>1.682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995">
            <text:p>1.6995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548872180451128">
            <text:p>0.5488721805</text:p>
          </table:table-cell>
          <table:table-cell office:value-type="float" office:value="1.70488721804511">
            <text:p>1.704887218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office:value-type="float" office:value="0.54863813229572">
            <text:p>0.5486381323</text:p>
          </table:table-cell>
          <table:table-cell office:value-type="float" office:value="1.68140077821012">
            <text:p>1.6814007782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75709677419355">
            <text:p>1.7570967742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1.73238095238095">
            <text:p>1.7323809524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71470238095238">
            <text:p>1.714702381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1.7097619047619">
            <text:p>1.7097619048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73325396825397">
            <text:p>1.7332539683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68619047619048">
            <text:p>1.6861904762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46875">
            <text:p>0.546875</text:p>
          </table:table-cell>
          <table:table-cell office:value-type="float" office:value="1.6759375">
            <text:p>1.6759375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545977011494253">
            <text:p>0.5459770115</text:p>
          </table:table-cell>
          <table:table-cell office:value-type="float" office:value="1.75448275862069">
            <text:p>1.7544827586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545893719806763">
            <text:p>0.5458937198</text:p>
          </table:table-cell>
          <table:table-cell office:value-type="float" office:value="1.7336231884058">
            <text:p>1.7336231884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3590909090909">
            <text:p>1.7359090909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0636363636364">
            <text:p>1.7063636364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1207792207792">
            <text:p>1.7120779221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1727272727273">
            <text:p>1.6172727273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5272727272727">
            <text:p>1.6527272727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5818181818182">
            <text:p>1.6581818182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7848484848485">
            <text:p>1.6784848485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9909090909091">
            <text:p>1.7990909091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9272727272727">
            <text:p>1.6927272727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82818181818182">
            <text:p>1.8281818182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5727272727273">
            <text:p>1.7572727273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4090909090909">
            <text:p>1.6409090909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090909090909">
            <text:p>1.7209090909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3363636363636">
            <text:p>1.6336363636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8454545454545">
            <text:p>1.684545454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80636363636364">
            <text:p>1.8063636364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0.544827586206897">
            <text:p>0.5448275862</text:p>
          </table:table-cell>
          <table:table-cell office:value-type="float" office:value="1.71045977011494">
            <text:p>1.7104597701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43859649122807">
            <text:p>0.5438596491</text:p>
          </table:table-cell>
          <table:table-cell office:value-type="float" office:value="1.66526315789474">
            <text:p>1.6652631579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43478260869565">
            <text:p>0.5434782609</text:p>
          </table:table-cell>
          <table:table-cell office:value-type="float" office:value="1.78804347826087">
            <text:p>1.7880434783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42857142857143">
            <text:p>0.5428571429</text:p>
          </table:table-cell>
          <table:table-cell office:value-type="float" office:value="1.678">
            <text:p>1.678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542635658914729">
            <text:p>0.5426356589</text:p>
          </table:table-cell>
          <table:table-cell office:value-type="float" office:value="1.75108527131783">
            <text:p>1.751085271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542553191489362">
            <text:p>0.5425531915</text:p>
          </table:table-cell>
          <table:table-cell office:value-type="float" office:value="1.68851063829787">
            <text:p>1.6885106383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42372881355932">
            <text:p>0.5423728814</text:p>
          </table:table-cell>
          <table:table-cell office:value-type="float" office:value="1.69779661016949">
            <text:p>1.6977966102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.541899441340782">
            <text:p>0.5418994413</text:p>
          </table:table-cell>
          <table:table-cell office:value-type="float" office:value="1.7272625698324">
            <text:p>1.7272625698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2229166666667">
            <text:p>1.722291666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2458333333333">
            <text:p>1.7245833333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68875">
            <text:p>1.68875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69875">
            <text:p>1.69875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541284403669725">
            <text:p>0.5412844037</text:p>
          </table:table-cell>
          <table:table-cell office:value-type="float" office:value="1.73440366972477">
            <text:p>1.7344036697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540880503144654">
            <text:p>0.5408805031</text:p>
          </table:table-cell>
          <table:table-cell office:value-type="float" office:value="1.69974842767296">
            <text:p>1.6997484277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68891891891892">
            <text:p>1.6889189189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7272972972973">
            <text:p>1.7272972973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72324324324324">
            <text:p>1.7232432432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73243243243243">
            <text:p>1.7324324324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1.7194">
            <text:p>1.7194</text:p>
          </table:table-cell>
        </table:table-row>
        <table:table-row table:style-name="ro2" table:visibility="filter">
          <table:table-cell office:value-type="float" office:value="2445">
            <text:p>244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office:value-type="float" office:value="1.7318">
            <text:p>1.7318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3968253968254">
            <text:p>0.5396825397</text:p>
          </table:table-cell>
          <table:table-cell office:value-type="float" office:value="1.7352380952381">
            <text:p>1.7352380952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539267015706806">
            <text:p>0.5392670157</text:p>
          </table:table-cell>
          <table:table-cell office:value-type="float" office:value="1.72544502617801">
            <text:p>1.7254450262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6884615384615">
            <text:p>1.6688461538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5538461538462">
            <text:p>1.7553846154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1961538461538">
            <text:p>1.7196153846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4692307692308">
            <text:p>1.7469230769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9692307692308">
            <text:p>1.6969230769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6769230769231">
            <text:p>1.6676923077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375">
            <text:p>0.5375</text:p>
          </table:table-cell>
          <table:table-cell office:value-type="float" office:value="1.73425">
            <text:p>1.73425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537313432835821">
            <text:p>0.5373134328</text:p>
          </table:table-cell>
          <table:table-cell office:value-type="float" office:value="1.75440298507463">
            <text:p>1.7544029851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1242">
            <text:p>1242</text:p>
          </table:table-cell>
          <table:table-cell office:value-type="float" office:value="2">
            <text:p>2</text:p>
          </table:table-cell>
          <table:table-cell office:value-type="float" office:value="0.537037037037037">
            <text:p>0.537037037</text:p>
          </table:table-cell>
          <table:table-cell office:value-type="float" office:value="1.78941223832528">
            <text:p>1.7894122383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536842105263158">
            <text:p>0.5368421053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36585365853659">
            <text:p>0.5365853659</text:p>
          </table:table-cell>
          <table:table-cell office:value-type="float" office:value="1.70878048780488">
            <text:p>1.7087804878</text:p>
          </table:table-cell>
        </table:table-row>
        <table:table-row table:style-name="ro2" table:visibility="filter">
          <table:table-cell office:value-type="float" office:value="3026">
            <text:p>302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36585365853659">
            <text:p>0.5365853659</text:p>
          </table:table-cell>
          <table:table-cell office:value-type="float" office:value="1.69073170731707">
            <text:p>1.6907317073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536363636363636">
            <text:p>0.5363636364</text:p>
          </table:table-cell>
          <table:table-cell office:value-type="float" office:value="1.70745454545455">
            <text:p>1.7074545455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0.536290322580645">
            <text:p>0.5362903226</text:p>
          </table:table-cell>
          <table:table-cell office:value-type="float" office:value="1.71108870967742">
            <text:p>1.7110887097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36231884057971">
            <text:p>0.5362318841</text:p>
          </table:table-cell>
          <table:table-cell office:value-type="float" office:value="1.68434782608696">
            <text:p>1.6843478261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0.535433070866142">
            <text:p>0.5354330709</text:p>
          </table:table-cell>
          <table:table-cell office:value-type="float" office:value="1.77325459317585">
            <text:p>1.7732545932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535211267605634">
            <text:p>0.5352112676</text:p>
          </table:table-cell>
          <table:table-cell office:value-type="float" office:value="1.73323943661972">
            <text:p>1.7332394366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34883720930232">
            <text:p>0.5348837209</text:p>
          </table:table-cell>
          <table:table-cell office:value-type="float" office:value="1.69395348837209">
            <text:p>1.6939534884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34883720930232">
            <text:p>0.5348837209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34883720930232">
            <text:p>0.5348837209</text:p>
          </table:table-cell>
          <table:table-cell office:value-type="float" office:value="1.69860465116279">
            <text:p>1.6986046512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.53448275862069">
            <text:p>0.5344827586</text:p>
          </table:table-cell>
          <table:table-cell office:value-type="float" office:value="1.76120689655172">
            <text:p>1.7612068966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9766666666667">
            <text:p>1.6976666667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871">
            <text:p>1.871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4233333333333">
            <text:p>1.6423333333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8133333333333">
            <text:p>1.7813333333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1933333333333">
            <text:p>1.7193333333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532258064516129">
            <text:p>0.5322580645</text:p>
          </table:table-cell>
          <table:table-cell office:value-type="float" office:value="1.7441935483871">
            <text:p>1.7441935484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532163742690059">
            <text:p>0.5321637427</text:p>
          </table:table-cell>
          <table:table-cell office:value-type="float" office:value="1.72374269005848">
            <text:p>1.7237426901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1.72617021276596">
            <text:p>1.7261702128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1.71212765957447">
            <text:p>1.7121276596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.531553398058252">
            <text:p>0.5315533981</text:p>
          </table:table-cell>
          <table:table-cell office:value-type="float" office:value="1.73342233009709">
            <text:p>1.7334223301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1.71475694444444">
            <text:p>1.7147569444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3125">
            <text:p>0.53125</text:p>
          </table:table-cell>
          <table:table-cell office:value-type="float" office:value="1.6928125">
            <text:p>1.692812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1.6740625">
            <text:p>1.6740625</text:p>
          </table:table-cell>
        </table:table-row>
        <table:table-row table:style-name="ro2" table:visibility="filter">
          <table:table-cell office:value-type="float" office:value="2381">
            <text:p>238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30612244897959">
            <text:p>0.5306122449</text:p>
          </table:table-cell>
          <table:table-cell office:value-type="float" office:value="1.75795918367347">
            <text:p>1.7579591837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30612244897959">
            <text:p>0.5306122449</text:p>
          </table:table-cell>
          <table:table-cell office:value-type="float" office:value="1.76163265306122">
            <text:p>1.7616326531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0.529880478087649">
            <text:p>0.5298804781</text:p>
          </table:table-cell>
          <table:table-cell office:value-type="float" office:value="1.74223107569721">
            <text:p>1.7422310757</text:p>
          </table:table-cell>
        </table:table-row>
        <table:table-row table:style-name="ro2" table:visibility="filter">
          <table:table-cell office:value-type="float" office:value="2149">
            <text:p>214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83647058823529">
            <text:p>1.8364705882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6941176470588">
            <text:p>1.7694117647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4705882352941">
            <text:p>1.7470588235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9078431372549">
            <text:p>1.6907843137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4176470588235">
            <text:p>1.7417647059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2941176470588">
            <text:p>1.7294117647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28301886792453">
            <text:p>0.5283018868</text:p>
          </table:table-cell>
          <table:table-cell office:value-type="float" office:value="1.68056603773585">
            <text:p>1.6805660377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70694444444444">
            <text:p>1.7069444444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527272727272727">
            <text:p>0.5272727273</text:p>
          </table:table-cell>
          <table:table-cell office:value-type="float" office:value="1.76745454545455">
            <text:p>1.7674545455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0315789473684">
            <text:p>1.7031578947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81789473684211">
            <text:p>1.8178947368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2157894736842">
            <text:p>1.7215789474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0473684210526">
            <text:p>1.7047368421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60052631578947">
            <text:p>1.6005263158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25423728813559">
            <text:p>0.5254237288</text:p>
          </table:table-cell>
          <table:table-cell office:value-type="float" office:value="1.73508474576271">
            <text:p>1.7350847458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25423728813559">
            <text:p>0.5254237288</text:p>
          </table:table-cell>
          <table:table-cell office:value-type="float" office:value="1.65186440677966">
            <text:p>1.6518644068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525179856115108">
            <text:p>0.5251798561</text:p>
          </table:table-cell>
          <table:table-cell office:value-type="float" office:value="1.70776978417266">
            <text:p>1.7077697842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1.7705">
            <text:p>1.7705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.524344569288389">
            <text:p>0.5243445693</text:p>
          </table:table-cell>
          <table:table-cell office:value-type="float" office:value="1.78861423220974">
            <text:p>1.7886142322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524271844660194">
            <text:p>0.5242718447</text:p>
          </table:table-cell>
          <table:table-cell office:value-type="float" office:value="1.75990291262136">
            <text:p>1.7599029126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83452380952381">
            <text:p>1.834523809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71571428571429">
            <text:p>1.7157142857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67952380952381">
            <text:p>1.6795238095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76428571428571">
            <text:p>1.7642857143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522222222222222">
            <text:p>0.5222222222</text:p>
          </table:table-cell>
          <table:table-cell office:value-type="float" office:value="1.78244444444444">
            <text:p>1.7824444444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68521739130435">
            <text:p>1.6852173913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2913043478261">
            <text:p>1.7291304348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76391304347826">
            <text:p>1.7639130435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1730434782609">
            <text:p>1.7173043478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68434782608696">
            <text:p>1.6843478261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3065217391304">
            <text:p>1.7306521739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78478260869565">
            <text:p>1.7847826087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69782608695652">
            <text:p>1.697826087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52112676056338">
            <text:p>0.5211267606</text:p>
          </table:table-cell>
          <table:table-cell office:value-type="float" office:value="1.75394366197183">
            <text:p>1.753943662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52112676056338">
            <text:p>0.5211267606</text:p>
          </table:table-cell>
          <table:table-cell office:value-type="float" office:value="1.77098591549296">
            <text:p>1.7709859155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520833333333333">
            <text:p>0.5208333333</text:p>
          </table:table-cell>
          <table:table-cell office:value-type="float" office:value="1.68135416666667">
            <text:p>1.6813541667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20833333333333">
            <text:p>0.5208333333</text:p>
          </table:table-cell>
          <table:table-cell office:value-type="float" office:value="1.72875">
            <text:p>1.72875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520661157024793">
            <text:p>0.520661157</text:p>
          </table:table-cell>
          <table:table-cell office:value-type="float" office:value="1.75619834710744">
            <text:p>1.7561983471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0.520114942528736">
            <text:p>0.5201149425</text:p>
          </table:table-cell>
          <table:table-cell office:value-type="float" office:value="1.73813218390805">
            <text:p>1.7381321839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7212">
            <text:p>1.7212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6776">
            <text:p>1.6776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7744">
            <text:p>1.7744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0.51984126984127">
            <text:p>0.5198412698</text:p>
          </table:table-cell>
          <table:table-cell office:value-type="float" office:value="1.81115079365079">
            <text:p>1.8111507937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51875">
            <text:p>0.51875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75222222222222">
            <text:p>1.7522222222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0296296296296">
            <text:p>1.702962963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66074074074074">
            <text:p>1.6607407407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1555555555556">
            <text:p>1.7155555556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0.517985611510791">
            <text:p>0.5179856115</text:p>
          </table:table-cell>
          <table:table-cell office:value-type="float" office:value="1.75291366906475">
            <text:p>1.7529136691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517857142857143">
            <text:p>0.5178571429</text:p>
          </table:table-cell>
          <table:table-cell office:value-type="float" office:value="1.72767857142857">
            <text:p>1.7276785714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17857142857143">
            <text:p>0.5178571429</text:p>
          </table:table-cell>
          <table:table-cell office:value-type="float" office:value="1.67589285714286">
            <text:p>1.6758928571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517766497461929">
            <text:p>0.5177664975</text:p>
          </table:table-cell>
          <table:table-cell office:value-type="float" office:value="1.72842639593909">
            <text:p>1.7284263959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76172413793103">
            <text:p>1.7617241379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16129032258065">
            <text:p>0.5161290323</text:p>
          </table:table-cell>
          <table:table-cell office:value-type="float" office:value="1.75774193548387">
            <text:p>1.7577419355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16129032258065">
            <text:p>0.5161290323</text:p>
          </table:table-cell>
          <table:table-cell office:value-type="float" office:value="1.77838709677419">
            <text:p>1.7783870968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72451612903226">
            <text:p>1.724516129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1.81545454545455">
            <text:p>1.8154545455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1.76909090909091">
            <text:p>1.7690909091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71985714285714">
            <text:p>1.7198571429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67571428571429">
            <text:p>1.6757142857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12820512820513">
            <text:p>0.5128205128</text:p>
          </table:table-cell>
          <table:table-cell office:value-type="float" office:value="1.71948717948718">
            <text:p>1.7194871795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512820512820513">
            <text:p>0.5128205128</text:p>
          </table:table-cell>
          <table:table-cell office:value-type="float" office:value="1.74794871794872">
            <text:p>1.7479487179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125">
            <text:p>0.5125</text:p>
          </table:table-cell>
          <table:table-cell office:value-type="float" office:value="1.7335">
            <text:p>1.7335</text:p>
          </table:table-cell>
        </table:table-row>
        <table:table-row table:style-name="ro2" table:visibility="filter">
          <table:table-cell office:value-type="float" office:value="2380">
            <text:p>238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511627906976744">
            <text:p>0.511627907</text:p>
          </table:table-cell>
          <table:table-cell office:value-type="float" office:value="1.81790697674419">
            <text:p>1.8179069767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11111111111111">
            <text:p>0.5111111111</text:p>
          </table:table-cell>
          <table:table-cell office:value-type="float" office:value="1.73377777777778">
            <text:p>1.7337777778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11111111111111">
            <text:p>0.5111111111</text:p>
          </table:table-cell>
          <table:table-cell office:value-type="float" office:value="1.74622222222222">
            <text:p>1.7462222222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10204081632653">
            <text:p>0.5102040816</text:p>
          </table:table-cell>
          <table:table-cell office:value-type="float" office:value="1.74571428571429">
            <text:p>1.7457142857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10204081632653">
            <text:p>0.5102040816</text:p>
          </table:table-cell>
          <table:table-cell office:value-type="float" office:value="1.68163265306122">
            <text:p>1.6816326531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1.6918">
            <text:p>1.6918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509708737864078">
            <text:p>0.5097087379</text:p>
          </table:table-cell>
          <table:table-cell office:value-type="float" office:value="1.75077669902913">
            <text:p>1.750776699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08771929824561">
            <text:p>0.5087719298</text:p>
          </table:table-cell>
          <table:table-cell office:value-type="float" office:value="1.75438596491228">
            <text:p>1.7543859649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08196721311475">
            <text:p>0.5081967213</text:p>
          </table:table-cell>
          <table:table-cell office:value-type="float" office:value="1.69426229508197">
            <text:p>1.6942622951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0.507936507936508">
            <text:p>0.5079365079</text:p>
          </table:table-cell>
          <table:table-cell office:value-type="float" office:value="1.81253968253968">
            <text:p>1.8125396825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07936507936508">
            <text:p>0.5079365079</text:p>
          </table:table-cell>
          <table:table-cell office:value-type="float" office:value="1.71285714285714">
            <text:p>1.7128571429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507692307692308">
            <text:p>0.5076923077</text:p>
          </table:table-cell>
          <table:table-cell office:value-type="float" office:value="1.75953846153846">
            <text:p>1.7595384615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505747126436782">
            <text:p>0.5057471264</text:p>
          </table:table-cell>
          <table:table-cell office:value-type="float" office:value="1.73919540229885">
            <text:p>1.7391954023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505376344086022">
            <text:p>0.5053763441</text:p>
          </table:table-cell>
          <table:table-cell office:value-type="float" office:value="1.75193548387097">
            <text:p>1.7519354839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0.501466275659824">
            <text:p>0.5014662757</text:p>
          </table:table-cell>
          <table:table-cell office:value-type="float" office:value="1.77715542521994">
            <text:p>1.7771554252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7">
            <text:p>1.817</text:p>
          </table:table-cell>
        </table:table-row>
        <table:table-row table:style-name="ro2" table:visibility="filter">
          <table:table-cell office:value-type="float" office:value="2023">
            <text:p>202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365384615385">
            <text:p>1.7536538462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341463414634">
            <text:p>1.7334146341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166666666667">
            <text:p>1.741666666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916666666667">
            <text:p>1.7091666667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8">
            <text:p>1.758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386363636364">
            <text:p>1.7438636364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886666666667">
            <text:p>1.7688666667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045454545455">
            <text:p>1.8004545455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041666666667">
            <text:p>1.7704166667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666666666667">
            <text:p>1.7166666667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3">
            <text:p>1.733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05">
            <text:p>1.6705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428571428571">
            <text:p>1.6742857143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9375">
            <text:p>1.689375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65">
            <text:p>1.726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833333333333">
            <text:p>1.7283333333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0625">
            <text:p>1.690625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92">
            <text:p>1.79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071428571429">
            <text:p>1.8407142857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353">
            <text:p>335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789473684211">
            <text:p>1.8278947368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166666666667">
            <text:p>1.6916666667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313559322034">
            <text:p>1.7831355932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791666666667">
            <text:p>1.7079166667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916666666667">
            <text:p>1.6691666667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222222222222">
            <text:p>1.7422222222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71428571429">
            <text:p>1.7257142857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166666666667">
            <text:p>1.731666666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75">
            <text:p>1.757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75">
            <text:p>1.74575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625">
            <text:p>1.7862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65">
            <text:p>1.7365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464285714286">
            <text:p>1.7546428571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375">
            <text:p>1.70375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166666666667">
            <text:p>1.6816666667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915">
            <text:p>1.915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083333333333">
            <text:p>1.7308333333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928571428571">
            <text:p>1.6792857143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725490196078">
            <text:p>1.707254902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9">
            <text:p>1.839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090909090909">
            <text:p>1.7109090909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083333333333">
            <text:p>1.7108333333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611111111111">
            <text:p>1.7061111111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833333333333">
            <text:p>1.6483333333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875">
            <text:p>1.6187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083333333333">
            <text:p>1.7708333333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941176470588">
            <text:p>1.6894117647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65">
            <text:p>1.706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642857142857">
            <text:p>1.6964285714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225">
            <text:p>1.8225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954545454545">
            <text:p>1.6595454545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166666666667">
            <text:p>1.6616666667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875">
            <text:p>1.8287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75">
            <text:p>1.8175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3">
            <text:p>1.693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9375">
            <text:p>1.689375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285714285714">
            <text:p>1.5728571429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4375">
            <text:p>1.664375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357142857143">
            <text:p>1.7035714286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964285714286">
            <text:p>1.6796428571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142857142857">
            <text:p>1.6714285714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026315789474">
            <text:p>1.7502631579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214285714286">
            <text:p>1.6621428571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166666666667">
            <text:p>1.7416666667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25">
            <text:p>1.7025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9">
            <text:p>1.689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125">
            <text:p>1.7712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125">
            <text:p>1.69125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25">
            <text:p>1.602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75">
            <text:p>1.597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925">
            <text:p>1.792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833333333333">
            <text:p>1.7083333333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625">
            <text:p>1.69625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166666666667">
            <text:p>1.7616666667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4">
            <text:p>1.734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833333333333">
            <text:p>1.7083333333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833333333333">
            <text:p>1.618333333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214285714286">
            <text:p>1.7821428571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071428571429">
            <text:p>1.7507142857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875">
            <text:p>1.8875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55">
            <text:p>1.555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625">
            <text:p>1.63625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7">
            <text:p>1.637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625">
            <text:p>1.61625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85">
            <text:p>1.98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85">
            <text:p>1.98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75">
            <text:p>1.7975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666666666667">
            <text:p>1.5666666667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25">
            <text:p>1.925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85">
            <text:p>1.585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496296296296296">
            <text:p>0.4962962963</text:p>
          </table:table-cell>
          <table:table-cell office:value-type="float" office:value="1.73562962962963">
            <text:p>1.7356296296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0.496221662468514">
            <text:p>0.4962216625</text:p>
          </table:table-cell>
          <table:table-cell office:value-type="float" office:value="1.76264483627204">
            <text:p>1.7626448363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493670886075949">
            <text:p>0.4936708861</text:p>
          </table:table-cell>
          <table:table-cell office:value-type="float" office:value="1.73569620253165">
            <text:p>1.7356962025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493670886075949">
            <text:p>0.4936708861</text:p>
          </table:table-cell>
          <table:table-cell office:value-type="float" office:value="1.65025316455696">
            <text:p>1.6502531646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493333333333333">
            <text:p>0.4933333333</text:p>
          </table:table-cell>
          <table:table-cell office:value-type="float" office:value="1.69933333333333">
            <text:p>1.699333333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493333333333333">
            <text:p>0.4933333333</text:p>
          </table:table-cell>
          <table:table-cell office:value-type="float" office:value="1.7168">
            <text:p>1.7168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491891891891892">
            <text:p>0.4918918919</text:p>
          </table:table-cell>
          <table:table-cell office:value-type="float" office:value="1.74275675675676">
            <text:p>1.7427567568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.491606714628297">
            <text:p>0.4916067146</text:p>
          </table:table-cell>
          <table:table-cell office:value-type="float" office:value="1.81712230215827">
            <text:p>1.8171223022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91228070175439">
            <text:p>0.4912280702</text:p>
          </table:table-cell>
          <table:table-cell office:value-type="float" office:value="1.75140350877193">
            <text:p>1.7514035088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90909090909091">
            <text:p>0.4909090909</text:p>
          </table:table-cell>
          <table:table-cell office:value-type="float" office:value="1.71890909090909">
            <text:p>1.7189090909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490566037735849">
            <text:p>0.4905660377</text:p>
          </table:table-cell>
          <table:table-cell office:value-type="float" office:value="1.73">
            <text:p>1.73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490322580645161">
            <text:p>0.4903225806</text:p>
          </table:table-cell>
          <table:table-cell office:value-type="float" office:value="1.75967741935484">
            <text:p>1.7596774194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89795918367347">
            <text:p>0.4897959184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89795918367347">
            <text:p>0.4897959184</text:p>
          </table:table-cell>
          <table:table-cell office:value-type="float" office:value="1.73530612244898">
            <text:p>1.7353061224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88888888888889">
            <text:p>0.4888888889</text:p>
          </table:table-cell>
          <table:table-cell office:value-type="float" office:value="1.71222222222222">
            <text:p>1.7122222222</text:p>
          </table:table-cell>
        </table:table-row>
        <table:table-row table:style-name="ro2" table:visibility="filter">
          <table:table-cell office:value-type="float" office:value="3383">
            <text:p>338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488888888888889">
            <text:p>0.4888888889</text:p>
          </table:table-cell>
          <table:table-cell office:value-type="float" office:value="1.85466666666667">
            <text:p>1.8546666667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88372093023256">
            <text:p>0.488372093</text:p>
          </table:table-cell>
          <table:table-cell office:value-type="float" office:value="1.7006976744186">
            <text:p>1.7006976744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.486772486772487">
            <text:p>0.4867724868</text:p>
          </table:table-cell>
          <table:table-cell office:value-type="float" office:value="1.77878306878307">
            <text:p>1.7787830688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85714285714286">
            <text:p>0.4857142857</text:p>
          </table:table-cell>
          <table:table-cell office:value-type="float" office:value="1.758">
            <text:p>1.758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85714285714286">
            <text:p>0.4857142857</text:p>
          </table:table-cell>
          <table:table-cell office:value-type="float" office:value="1.73685714285714">
            <text:p>1.7368571429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485294117647059">
            <text:p>0.4852941176</text:p>
          </table:table-cell>
          <table:table-cell office:value-type="float" office:value="1.77941176470588">
            <text:p>1.7794117647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84848484848485">
            <text:p>0.4848484848</text:p>
          </table:table-cell>
          <table:table-cell office:value-type="float" office:value="1.75272727272727">
            <text:p>1.7527272727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484848484848485">
            <text:p>0.4848484848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84848484848485">
            <text:p>0.4848484848</text:p>
          </table:table-cell>
          <table:table-cell office:value-type="float" office:value="1.72181818181818">
            <text:p>1.7218181818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1.71827586206897">
            <text:p>1.7182758621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0.482558139534884">
            <text:p>0.4825581395</text:p>
          </table:table-cell>
          <table:table-cell office:value-type="float" office:value="1.71790697674419">
            <text:p>1.7179069767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0.48159509202454">
            <text:p>0.481595092</text:p>
          </table:table-cell>
          <table:table-cell office:value-type="float" office:value="1.79760736196319">
            <text:p>1.797607362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74703703703704">
            <text:p>1.747037037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70518518518519">
            <text:p>1.7051851852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71037037037037">
            <text:p>1.7103703704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65296296296296">
            <text:p>1.652962963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66037037037037">
            <text:p>1.6603703704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8168">
            <text:p>1.8168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6904">
            <text:p>1.6904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6996">
            <text:p>1.6996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7404">
            <text:p>1.7404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479166666666667">
            <text:p>0.4791666667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8054347826087">
            <text:p>1.8054347826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5130434782609">
            <text:p>1.7513043478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76521739130435">
            <text:p>1.7652173913</text:p>
          </table:table-cell>
        </table:table-row>
        <table:table-row table:style-name="ro2" table:visibility="filter">
          <table:table-cell office:value-type="float" office:value="2147">
            <text:p>214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4521739130435">
            <text:p>1.7452173913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76347826086957">
            <text:p>1.7634782609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1.70428571428571">
            <text:p>1.7042857143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73238095238095">
            <text:p>1.7323809524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5368421052632">
            <text:p>1.7536842105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67052631578947">
            <text:p>1.6705263158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82526315789474">
            <text:p>1.8252631579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76526315789474">
            <text:p>1.7652631579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473118279569893">
            <text:p>0.4731182796</text:p>
          </table:table-cell>
          <table:table-cell office:value-type="float" office:value="1.7852688172043">
            <text:p>1.7852688172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72727272727273">
            <text:p>0.4727272727</text:p>
          </table:table-cell>
          <table:table-cell office:value-type="float" office:value="1.70381818181818">
            <text:p>1.7038181818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1.72722222222222">
            <text:p>1.7272222222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77343137254902">
            <text:p>1.773431372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74294117647059">
            <text:p>1.7429411765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74411764705882">
            <text:p>1.7441176471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1.62529411764706">
            <text:p>1.6252941176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875">
            <text:p>0.46875</text:p>
          </table:table-cell>
          <table:table-cell office:value-type="float" office:value="1.705625">
            <text:p>1.705625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76966666666667">
            <text:p>1.7696666667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744">
            <text:p>1.744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7252">
            <text:p>1.7252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816">
            <text:p>1.816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7425">
            <text:p>1.7425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766">
            <text:p>1.766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46551724137931">
            <text:p>0.4655172414</text:p>
          </table:table-cell>
          <table:table-cell office:value-type="float" office:value="1.71508620689655">
            <text:p>1.7150862069</text:p>
          </table:table-cell>
        </table:table-row>
        <table:table-row table:style-name="ro2" table:visibility="filter">
          <table:table-cell office:value-type="float" office:value="3384">
            <text:p>338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1.87107142857143">
            <text:p>1.8710714286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1.72607142857143">
            <text:p>1.7260714286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1.70285714285714">
            <text:p>1.7028571429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63414634146341">
            <text:p>0.4634146341</text:p>
          </table:table-cell>
          <table:table-cell office:value-type="float" office:value="1.66853658536585">
            <text:p>1.6685365854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63414634146341">
            <text:p>0.4634146341</text:p>
          </table:table-cell>
          <table:table-cell office:value-type="float" office:value="1.73219512195122">
            <text:p>1.732195122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462962962962963">
            <text:p>0.462962963</text:p>
          </table:table-cell>
          <table:table-cell office:value-type="float" office:value="1.80833333333333">
            <text:p>1.8083333333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2230769230769">
            <text:p>1.7223076923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69820512820513">
            <text:p>1.6982051282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8412587412587">
            <text:p>1.7841258741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9230769230769">
            <text:p>1.7923076923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75923076923077">
            <text:p>1.7592307692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3769230769231">
            <text:p>1.7376923077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58333333333333">
            <text:p>0.4583333333</text:p>
          </table:table-cell>
          <table:table-cell office:value-type="float" office:value="1.72541666666667">
            <text:p>1.7254166667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4909090909091">
            <text:p>1.6490909091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1090909090909">
            <text:p>1.7109090909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636363636364">
            <text:p>1.7263636364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6818181818182">
            <text:p>1.6681818182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1818181818182">
            <text:p>1.7181818182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7772727272727">
            <text:p>1.6777272727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6090909090909">
            <text:p>1.6609090909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4818181818182">
            <text:p>1.7481818182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8909090909091">
            <text:p>1.7890909091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6909090909091">
            <text:p>1.6690909091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9818181818182">
            <text:p>1.7981818182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6363636363636">
            <text:p>1.6636363636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0090909090909">
            <text:p>1.7009090909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80909090909091">
            <text:p>1.8090909091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6454545454545">
            <text:p>1.664545454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181818181818">
            <text:p>1.7218181818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1636363636364">
            <text:p>1.7163636364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453125">
            <text:p>0.453125</text:p>
          </table:table-cell>
          <table:table-cell office:value-type="float" office:value="1.6771875">
            <text:p>1.6771875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  <table:table-cell office:value-type="float" office:value="1.73677419354839">
            <text:p>1.7367741935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451219512195122">
            <text:p>0.4512195122</text:p>
          </table:table-cell>
          <table:table-cell office:value-type="float" office:value="1.67829268292683">
            <text:p>1.6782926829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7155">
            <text:p>1.7155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689">
            <text:p>1.689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7405">
            <text:p>1.7405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448717948717949">
            <text:p>0.4487179487</text:p>
          </table:table-cell>
          <table:table-cell office:value-type="float" office:value="1.70217948717949">
            <text:p>1.7021794872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447368421052632">
            <text:p>0.4473684211</text:p>
          </table:table-cell>
          <table:table-cell office:value-type="float" office:value="1.79947368421053">
            <text:p>1.7994736842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4166666666667">
            <text:p>1.6416666667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6061728395062">
            <text:p>1.660617284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9864197530864">
            <text:p>1.6986419753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0055555555556">
            <text:p>1.7005555556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8111111111111">
            <text:p>1.6811111111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5277777777778">
            <text:p>1.7527777778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2777777777778">
            <text:p>1.7277777778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7222222222222">
            <text:p>1.6722222222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58666666666667">
            <text:p>1.5866666667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80888888888889">
            <text:p>1.8088888889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6037037037037">
            <text:p>1.6603703704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8777777777778">
            <text:p>1.7877777778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42307692307692">
            <text:p>0.4423076923</text:p>
          </table:table-cell>
          <table:table-cell office:value-type="float" office:value="1.65730769230769">
            <text:p>1.6573076923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1.7092">
            <text:p>1.7092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39024390243902">
            <text:p>0.4390243902</text:p>
          </table:table-cell>
          <table:table-cell office:value-type="float" office:value="1.7290243902439">
            <text:p>1.7290243902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6946875">
            <text:p>1.6946875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4965277777778">
            <text:p>1.749652777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296875">
            <text:p>1.729687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1.80565217391304">
            <text:p>1.8056521739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1.67369565217391">
            <text:p>1.6736956522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1.75086956521739">
            <text:p>1.7508695652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433962264150943">
            <text:p>0.4339622642</text:p>
          </table:table-cell>
          <table:table-cell office:value-type="float" office:value="1.72584905660377">
            <text:p>1.7258490566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1.73155555555556">
            <text:p>1.7315555556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1.69066666666667">
            <text:p>1.6906666667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32432432432432">
            <text:p>0.4324324324</text:p>
          </table:table-cell>
          <table:table-cell office:value-type="float" office:value="1.75189189189189">
            <text:p>1.7518918919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31818181818182">
            <text:p>0.4318181818</text:p>
          </table:table-cell>
          <table:table-cell office:value-type="float" office:value="1.72431818181818">
            <text:p>1.7243181818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2928571428571">
            <text:p>1.7292857143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5904761904762">
            <text:p>1.759047619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6261904761905">
            <text:p>1.7626190476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4714285714286">
            <text:p>1.7471428571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92428571428571">
            <text:p>1.9242857143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6657142857143">
            <text:p>1.7665714286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3047619047619">
            <text:p>1.7304761905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2785714285714">
            <text:p>1.7278571429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4571428571429">
            <text:p>1.6457142857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8857142857143">
            <text:p>1.6885714286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5571428571429">
            <text:p>1.7557142857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4380952380952">
            <text:p>1.6438095238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0357142857143">
            <text:p>1.7035714286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85428571428571">
            <text:p>1.854285714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1142857142857">
            <text:p>1.6114285714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4714285714286">
            <text:p>1.6471428571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80857142857143">
            <text:p>1.8085714286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7285714285714">
            <text:p>1.6728571429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9571428571429">
            <text:p>1.6957142857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4714285714286">
            <text:p>1.6471428571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3714285714286">
            <text:p>1.7371428571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0428571428571">
            <text:p>1.6042857143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0428571428571">
            <text:p>1.6042857143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150">
            <text:p>215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25531914893617">
            <text:p>0.4255319149</text:p>
          </table:table-cell>
          <table:table-cell office:value-type="float" office:value="1.78148936170213">
            <text:p>1.7814893617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24242424242424">
            <text:p>0.4242424242</text:p>
          </table:table-cell>
          <table:table-cell office:value-type="float" office:value="1.69515151515152">
            <text:p>1.6951515152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423529411764706">
            <text:p>0.4235294118</text:p>
          </table:table-cell>
          <table:table-cell office:value-type="float" office:value="1.72176470588235">
            <text:p>1.7217647059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76631578947368">
            <text:p>1.766315789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88157894736842">
            <text:p>1.8815789474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67157894736842">
            <text:p>1.6715789474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71578947368421">
            <text:p>1.7157894737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65973684210526">
            <text:p>1.6597368421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69105263157895">
            <text:p>1.6910526316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73105263157895">
            <text:p>1.7310526316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1.77526315789474">
            <text:p>1.7752631579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80210526315789">
            <text:p>1.8021052632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1166666666667">
            <text:p>1.711666666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9916666666667">
            <text:p>1.6991666667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82916666666667">
            <text:p>1.8291666667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8833333333333">
            <text:p>1.7883333333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413461538461538">
            <text:p>0.4134615385</text:p>
          </table:table-cell>
          <table:table-cell office:value-type="float" office:value="1.76240384615385">
            <text:p>1.7624038462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4125">
            <text:p>0.4125</text:p>
          </table:table-cell>
          <table:table-cell office:value-type="float" office:value="1.765625">
            <text:p>1.765625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79764705882353">
            <text:p>1.7976470588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9941176470588">
            <text:p>1.6994117647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61882352941176">
            <text:p>1.6188235294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73529411764706">
            <text:p>1.7352941176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0529411764706">
            <text:p>1.7052941176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74235294117647">
            <text:p>1.7423529412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6294117647059">
            <text:p>1.6629411765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8176470588235">
            <text:p>1.6817647059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1025641025641">
            <text:p>0.4102564103</text:p>
          </table:table-cell>
          <table:table-cell office:value-type="float" office:value="1.73974358974359">
            <text:p>1.7397435897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1025641025641">
            <text:p>0.4102564103</text:p>
          </table:table-cell>
          <table:table-cell office:value-type="float" office:value="1.72948717948718">
            <text:p>1.7294871795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1.73636363636364">
            <text:p>1.736363636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1.72659090909091">
            <text:p>1.7265909091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1.82636363636364">
            <text:p>1.8263636364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1.73444444444444">
            <text:p>1.7344444444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1.84888888888889">
            <text:p>1.8488888889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72">
            <text:p>1.772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625">
            <text:p>1.762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7428571428571">
            <text:p>1.6742857143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39">
            <text:p>1.739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265">
            <text:p>1.7265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84">
            <text:p>1.784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78">
            <text:p>1.778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0066666666667">
            <text:p>1.7006666667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82">
            <text:p>1.582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9466666666667">
            <text:p>1.7946666667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34">
            <text:p>1.734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29">
            <text:p>1.629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88">
            <text:p>1.588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54">
            <text:p>1.754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08">
            <text:p>1.808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4">
            <text:p>1.764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856">
            <text:p>1.6856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2">
            <text:p>1.682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6933333333333">
            <text:p>1.6693333333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99">
            <text:p>1.699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06">
            <text:p>1.606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44">
            <text:p>1.744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54">
            <text:p>1.654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56">
            <text:p>1.656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62">
            <text:p>1.662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64">
            <text:p>1.664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84">
            <text:p>1.684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6">
            <text:p>1.716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6">
            <text:p>1.766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93939393939394">
            <text:p>0.3939393939</text:p>
          </table:table-cell>
          <table:table-cell office:value-type="float" office:value="1.75575757575758">
            <text:p>1.7557575758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1.67826086956522">
            <text:p>1.6782608696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90243902439024">
            <text:p>0.3902439024</text:p>
          </table:table-cell>
          <table:table-cell office:value-type="float" office:value="1.81829268292683">
            <text:p>1.8182926829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81055555555556">
            <text:p>1.8105555556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73277777777778">
            <text:p>1.7327777778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385964912280702">
            <text:p>0.3859649123</text:p>
          </table:table-cell>
          <table:table-cell office:value-type="float" office:value="1.73280701754386">
            <text:p>1.732807017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385964912280702">
            <text:p>0.3859649123</text:p>
          </table:table-cell>
          <table:table-cell office:value-type="float" office:value="1.80736842105263">
            <text:p>1.8073684211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74538461538462">
            <text:p>1.7453846154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78846153846154">
            <text:p>1.7884615385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71230769230769">
            <text:p>1.7123076923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1.73153846153846">
            <text:p>1.731538461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69076923076923">
            <text:p>1.6907692308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1.69190476190476">
            <text:p>1.6919047619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1.77571428571429">
            <text:p>1.7757142857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1.6347619047619">
            <text:p>1.6347619048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376623376623377">
            <text:p>0.3766233766</text:p>
          </table:table-cell>
          <table:table-cell office:value-type="float" office:value="1.73441558441558">
            <text:p>1.7344155844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0375">
            <text:p>1.70375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9625">
            <text:p>1.69625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7125">
            <text:p>1.6712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96875">
            <text:p>1.69687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5125">
            <text:p>1.6512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1.72789473684211">
            <text:p>1.7278947368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1.69421052631579">
            <text:p>1.6942105263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65853658536585">
            <text:p>0.365853658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0272727272727">
            <text:p>1.7027272727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4636363636364">
            <text:p>1.6463636364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65272727272727">
            <text:p>1.6527272727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58363636363636">
            <text:p>1.5836363636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69181818181818">
            <text:p>1.6918181818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63090909090909">
            <text:p>1.6309090909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1.74857142857143">
            <text:p>1.7485714286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73285714285714">
            <text:p>1.7328571429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63714285714286">
            <text:p>1.6371428571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1.75214285714286">
            <text:p>1.7521428571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1.72882352941176">
            <text:p>1.7288235294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.7415">
            <text:p>1.741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7</text:p>
          </table:table-cell>
          <table:table-cell office:value-type="float" office:value="1.72434782608696">
            <text:p>1.7243478261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47826086956522">
            <text:p>0.347826087</text:p>
          </table:table-cell>
          <table:table-cell office:value-type="float" office:value="1.76739130434783">
            <text:p>1.7673913043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346153846153846">
            <text:p>0.3461538462</text:p>
          </table:table-cell>
          <table:table-cell office:value-type="float" office:value="1.74269230769231">
            <text:p>1.7426923077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44827586206897">
            <text:p>0.3448275862</text:p>
          </table:table-cell>
          <table:table-cell office:value-type="float" office:value="1.71034482758621">
            <text:p>1.7103448276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2833333333333">
            <text:p>1.6283333333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222222222222">
            <text:p>1.7622222222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777777777778">
            <text:p>1.6477777778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6833333333333">
            <text:p>1.7683333333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444444444444">
            <text:p>1.7244444444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7266666666667">
            <text:p>1.7726666667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764705882353">
            <text:p>1.7376470588</text:p>
          </table:table-cell>
        </table:table-row>
        <table:table-row table:style-name="ro2" table:visibility="filter">
          <table:table-cell office:value-type="float" office:value="2361">
            <text:p>23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833333333333">
            <text:p>1.7583333333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1.87666666666667">
            <text:p>1.8766666667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9333333333333">
            <text:p>1.8933333333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0666666666667">
            <text:p>1.8066666667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555555555556">
            <text:p>1.7855555556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833333333333">
            <text:p>1.7383333333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7166666666667">
            <text:p>1.7716666667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2111111111111">
            <text:p>1.6211111111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4666666666667">
            <text:p>1.8466666667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1666666666667">
            <text:p>1.8166666667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933333333333">
            <text:p>1.7293333333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5666666666667">
            <text:p>1.5566666667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7333333333333">
            <text:p>1.5733333333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2333333333333">
            <text:p>1.6233333333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3333333333333">
            <text:p>1.5333333333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0333333333333">
            <text:p>1.603333333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2666666666667">
            <text:p>1.5266666667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21428571428571">
            <text:p>0.3214285714</text:p>
          </table:table-cell>
          <table:table-cell office:value-type="float" office:value="1.80821428571429">
            <text:p>1.8082142857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1.7376">
            <text:p>1.7376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17073170731707">
            <text:p>0.3170731707</text:p>
          </table:table-cell>
          <table:table-cell office:value-type="float" office:value="1.79414634146341">
            <text:p>1.7941463415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1.68125">
            <text:p>1.6812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78384615384615">
            <text:p>1.7838461538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639">
            <text:p>1.639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.639">
            <text:p>1.639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824">
            <text:p>1.824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1.79352941176471">
            <text:p>1.7935294118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1.76382352941176">
            <text:p>1.7638235294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1.77588235294118">
            <text:p>1.7758823529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7285714285714">
            <text:p>1.6728571429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142857142857">
            <text:p>1.7214285714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6714285714286">
            <text:p>1.6671428571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2571428571429">
            <text:p>1.6257142857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0428571428571">
            <text:p>1.7042857143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6857142857143">
            <text:p>1.6685714286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1.81636363636364">
            <text:p>1.8163636364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1.74272727272727">
            <text:p>1.7427272727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1.61545454545455">
            <text:p>1.6154545455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1.62181818181818">
            <text:p>1.6218181818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1.76466666666667">
            <text:p>1.7646666667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8225">
            <text:p>1.8225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9375">
            <text:p>1.69375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9125">
            <text:p>1.5912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675">
            <text:p>1.5675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81125">
            <text:p>1.8112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325">
            <text:p>1.6325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8425">
            <text:p>1.8425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8575">
            <text:p>1.857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125">
            <text:p>1.612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375">
            <text:p>1.837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775">
            <text:p>1.7775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1.64764705882353">
            <text:p>1.6476470588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1.78307692307692">
            <text:p>1.7830769231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66111111111111">
            <text:p>1.6611111111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68222222222222">
            <text:p>1.6822222222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69888888888889">
            <text:p>1.6988888889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14">
            <text:p>1.614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52">
            <text:p>1.652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26">
            <text:p>1.626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12">
            <text:p>1.712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04">
            <text:p>1.604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68">
            <text:p>1.768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64">
            <text:p>1.764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38">
            <text:p>1.638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856">
            <text:p>1.856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812">
            <text:p>1.812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1.66818181818182">
            <text:p>1.6681818182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55833333333333">
            <text:p>1.5583333333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84666666666667">
            <text:p>1.8466666667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74166666666667">
            <text:p>1.7416666667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59833333333333">
            <text:p>1.5983333333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8583333333333">
            <text:p>1.6858333333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1.82857142857143">
            <text:p>1.8285714286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1.78571428571429">
            <text:p>1.7857142857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1.62428571428571">
            <text:p>1.6242857143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72375">
            <text:p>1.72375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7525">
            <text:p>1.7525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1.63888888888889">
            <text:p>1.6388888889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1.68111111111111">
            <text:p>1.6811111111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1.62888888888889">
            <text:p>1.6288888889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55">
            <text:p>1.955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6">
            <text:p>1.636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025">
            <text:p>1.702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8">
            <text:p>1.848</text:p>
          </table:table-cell>
        </table:table-row>
        <table:table-row table:style-name="ro2" table:visibility="filter">
          <table:table-cell office:value-type="float" office:value="2979">
            <text:p>29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740">
            <text:p>27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4">
            <text:p>1.854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327">
            <text:p>33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5">
            <text:p>1.535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5">
            <text:p>1.875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38">
            <text:p>30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35">
            <text:p>1.935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25">
            <text:p>1.925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677">
            <text:p>36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65">
            <text:p>1.865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08">
            <text:p>28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</table:table>
      <table:database-ranges>
        <table:database-range table:target-range-address="Sheet1.A1:Sheet1.E240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0:07.79</dc:date>
    <dc:creator>Gajo </dc:creator>
    <meta:document-statistic meta:table-count="1" meta:cell-count="12030" meta:object-count="0"/>
    <meta:generator>OpenOffice/4.1.3$Win32 OpenOffice.org_project/413m1$Build-9783</meta:generator>
  </office:meta>
</office:document-meta>
</file>